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 fo:break-before="pag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style:text-underline-style="none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kills</text:p>
      <text:p text:style-name="P7">General</text:p>
      <text:p text:style-name="P3">Passive</text:p>
      <text:p text:style-name="P4">Swimmer</text:p>
      <text:p text:style-name="P5">Cost: </text:p>
      <text:p text:style-name="P5">Use: Passive</text:p>
      <text:p text:style-name="P5">Description: Allows reduced movement through water tiles</text:p>
      <text:p text:style-name="P4">Climbing</text:p>
      <text:p text:style-name="P5">Cost: </text:p>
      <text:p text:style-name="P5">Use: Passive</text:p>
      <text:p text:style-name="P5">Description: Allows reduced movement through mountain tiles</text:p>
      <text:p text:style-name="P4">Forestry</text:p>
      <text:p text:style-name="P5">Cost: </text:p>
      <text:p text:style-name="P5">Use: Passive</text:p>
      <text:p text:style-name="P5">Description: Removes the movement penalty for moving through forest tiles</text:p>
      <text:p text:style-name="P4">Clear Headed</text:p>
      <text:p text:style-name="P5">Cost: </text:p>
      <text:p text:style-name="P5">Use: Passive</text:p>
      <text:p text:style-name="P5">Description: Prevents confusion</text:p>
      <text:p text:style-name="P4">Insomniac</text:p>
      <text:p text:style-name="P5">Cost: </text:p>
      <text:p text:style-name="P5">Use: Passive</text:p>
      <text:p text:style-name="P5">Description: Prevents sleep</text:p>
      <text:p text:style-name="P4">Antibody</text:p>
      <text:p text:style-name="P5">Cost: </text:p>
      <text:p text:style-name="P5">Use: Passive</text:p>
      <text:p text:style-name="P5">Description: Prevents poison</text:p>
      <text:p text:style-name="P4">Clear Eyes</text:p>
      <text:p text:style-name="P5">Cost:</text:p>
      <text:p text:style-name="P5">Use: Passive</text:p>
      <text:p text:style-name="P5">Description: Prevents blindness</text:p>
      <text:p text:style-name="P4">Body Temp</text:p>
      <text:p text:style-name="P5">Cost: </text:p>
      <text:p text:style-name="P5">Use: Passive</text:p>
      <text:p text:style-name="P5">Description: Prevents burns/freezing</text:p>
      <text:p text:style-name="P4">Grounded</text:p>
      <text:p text:style-name="P5">Cost: </text:p>
      <text:p text:style-name="P5">Use: Passive</text:p>
      <text:p text:style-name="P5">Description: Prevents stun</text:p>
      <text:p text:style-name="P4">Survival</text:p>
      <text:p text:style-name="P5">Cost: </text:p>
      <text:p text:style-name="P5">Use: Passive</text:p>
      <text:p text:style-name="P5">Description: Prevents 1 hit KO</text:p>
      <text:p text:style-name="P4">Masonry</text:p>
      <text:p text:style-name="P5">Cost: </text:p>
      <text:p text:style-name="P5">Use: Passive</text:p>
      <text:p text:style-name="P5">Description: <text:s/>Deal double damage to structure</text:p>
      <text:p text:style-name="P10">Diplomacy</text:p>
      <text:p text:style-name="P5">Cost: </text:p>
      <text:p text:style-name="P5">Use: Passive</text:p>
      <text:p text:style-name="P5">Description: Increases the chance that a defeated enemy will join your crew</text:p>
      <text:p text:style-name="P4">Level Up</text:p>
      <text:p text:style-name="P5">Cost: </text:p>
      <text:p text:style-name="P5">Use: Passive</text:p>
      <text:p text:style-name="P5">Description: Increases the amount of experience gained</text:p>
      <text:p text:style-name="P4">Ability Up</text:p>
      <text:p text:style-name="P5">Cost: </text:p>
      <text:p text:style-name="P5">Use: Passive</text:p>
      <text:p text:style-name="P5">Description: Increases the amount of ability points gained</text:p>
      <text:p text:style-name="P4">Counter</text:p>
      <text:p text:style-name="P5">Cost: </text:p>
      <text:p text:style-name="P5">Use: Passive</text:p>
      <text:p text:style-name="P5">Description: Allows the unit to attack back, if the enemy is within range</text:p>
      <text:p text:style-name="P4">Bodybuilding</text:p>
      <text:p text:style-name="P5">Cost: </text:p>
      <text:p text:style-name="P5">Use: Passive</text:p>
      <text:p text:style-name="P5">Description: Increases the strength gained upon leveling up</text:p>
      <text:p text:style-name="P4">Conditioning</text:p>
      <text:p text:style-name="P5">Cost: </text:p>
      <text:p text:style-name="P5">Use: Passive</text:p>
      <text:p text:style-name="P5">Description: Increases the endurance gained upon level up</text:p>
      <text:p text:style-name="P4">Runner</text:p>
      <text:p text:style-name="P5">Cost: </text:p>
      <text:p text:style-name="P5">Use: Passive</text:p>
      <text:p text:style-name="P5">Description: Increases the agility gained upon level up</text:p>
      <text:p text:style-name="P4">Strategy</text:p>
      <text:p text:style-name="P5">Cost: </text:p>
      <text:p text:style-name="P5">Use: Passive</text:p>
      <text:p text:style-name="P5">Description: Increases the intellect gained upon leveling up</text:p>
      <text:p text:style-name="P4">Meditation</text:p>
      <text:p text:style-name="P5">Cost: </text:p>
      <text:p text:style-name="P5">Use: Passive</text:p>
      <text:p text:style-name="P5">Description: Increases the spirit gained upon level up</text:p>
      <text:p text:style-name="P4">Willpower</text:p>
      <text:p text:style-name="P5">Cost: </text:p>
      <text:p text:style-name="P5">Use: Passive</text:p>
      <text:p text:style-name="P5">Description: Increases the charisma gained upon level up</text:p>
      <text:p text:style-name="P4">Gambler</text:p>
      <text:p text:style-name="P5">Cost: </text:p>
      <text:p text:style-name="P5">Use: Passive</text:p>
      <text:p text:style-name="P5">Description: Increases the luck gained upon level up</text:p>
      <text:p text:style-name="P9">Soldier</text:p>
      <text:p text:style-name="P3">Active</text:p>
      <text:p text:style-name="P4">Power Break</text:p>
      <text:p text:style-name="P5">Cost: </text:p>
      <text:p text:style-name="P5">Description: Temporarily reduces the target’s physical attack</text:p>
      <text:p text:style-name="P4">Armor Break</text:p>
      <text:p text:style-name="P5">Cost: </text:p>
      <text:p text:style-name="P5">Description: Temporarily reduces the target’s physical defense</text:p>
      <text:p text:style-name="P4">Magic Break</text:p>
      <text:p text:style-name="P5">Cost: </text:p>
      <text:p text:style-name="P5">Description: Temporarily reduces the target’s magic attack</text:p>
      <text:p text:style-name="P4">Mental Break</text:p>
      <text:p text:style-name="P5">Cost: </text:p>
      <text:p text:style-name="P5">Description: Temporarily reduces the target’s magic defense</text:p>
      <text:p text:style-name="P4">Charge</text:p>
      <text:p text:style-name="P5">Cost: </text:p>
      <text:p text:style-name="P5">Description: All allies adjacent to target attack</text:p>
      <text:p text:style-name="P4">Rally</text:p>
      <text:p text:style-name="P5">Cost: </text:p>
      <text:p text:style-name="P5">Description: Nearby allies gain a temporary attack boost</text:p>
      <text:p text:style-name="P5">Range: 2 tiles</text:p>
      <text:p text:style-name="P4">Stun</text:p>
      <text:p text:style-name="P5">Cost: </text:p>
      <text:p text:style-name="P5">Description: Normal attack with chance of stunning the target</text:p>
      <text:p text:style-name="P3">Passive</text:p>
      <text:p text:style-name="P4">Tank</text:p>
      <text:p text:style-name="P5">Cost: </text:p>
      <text:p text:style-name="P5">Description: Normal attack with chance of stunning the target</text:p>
      <text:p text:style-name="P4"><text:span text:style-name="T3">R</text:span><text:span text:style-name="T3">estriction: Unit cannot already have Champion skill</text:span></text:p>
      <text:p text:style-name="P4">Champion</text:p>
      <text:p text:style-name="P5">Cost: </text:p>
      <text:p text:style-name="P5">Description: Significantly increases physical defense. Significantly increases health total</text:p>
      <text:p text:style-name="P4"><text:span text:style-name="T3">R</text:span><text:span text:style-name="T3">estriction: Unit cannot already have Tank skill</text:span></text:p>
      <text:p text:style-name="P4">Battle Scarred</text:p>
      <text:p text:style-name="P5">Cost: </text:p>
      <text:p text:style-name="P5">Description: Inceases physical defense</text:p>
      <text:p text:style-name="P4">Regeneration</text:p>
      <text:p text:style-name="P5">Cost: </text:p>
      <text:p text:style-name="P5">Description: Regain a small portion of health at the start of each turn</text:p>
      <text:p text:style-name="P4">Heightened Reflexes</text:p>
      <text:p text:style-name="P5">Cost: </text:p>
      <text:p text:style-name="P5">Description: Counter may trigger before enemy attack</text:p>
      <text:p text:style-name="P4">Last Stand</text:p>
      <text:p text:style-name="P5">Cost: </text:p>
      <text:p text:style-name="P5">Description: Prevents death once per battle. Massive increase to attack for the next turn</text:p>
      <text:p text:style-name="P4">Saviour</text:p>
      <text:p text:style-name="P5">Cost: </text:p>
      <text:p text:style-name="P5">Description: Increases damage dealt when near friendly unit with low health</text:p>
      <text:p text:style-name="P4">Heroic</text:p>
      <text:p text:style-name="P5"><text:soft-page-break/>Cost: </text:p>
      <text:p text:style-name="P5">Description: Increases damage when facing enemies on at least three sides</text:p>
      <text:p text:style-name="P4">Sword Master</text:p>
      <text:p text:style-name="P5">Cost: </text:p>
      <text:p text:style-name="P5">Description: Increases damage dealt with swords</text:p>
      <text:p text:style-name="P4">Fencing</text:p>
      <text:p text:style-name="P5">Cost: </text:p>
      <text:p text:style-name="P5">Description: Increases agility while both the unit and the enemy are wielding swords</text:p>
      <text:p text:style-name="P4">Recruitor</text:p>
      <text:p text:style-name="P5">Cost: </text:p>
      <text:p text:style-name="P5">Description: Increases chance of enemy unit joing your crew</text:p>
      <text:p text:style-name="P4">Leadership</text:p>
      <text:p text:style-name="P5">Cost: </text:p>
      <text:p text:style-name="P5">Description: Increases charisma. Increases chance of enemy unit joing your crew</text:p>
      <text:p text:style-name="P4">Resilience</text:p>
      <text:p text:style-name="P5">Cost: </text:p>
      <text:p text:style-name="P5">Description: Reduces duration of status effects</text:p>
      <text:p text:style-name="P4">Battering Ram</text:p>
      <text:p text:style-name="P5">Cost: </text:p>
      <text:p text:style-name="P5">Description: Increases damage done to structures</text:p>
      <text:p text:style-name="P6"/>
      <text:p text:style-name="P9">Black Mage</text:p>
      <text:p text:style-name="P3">Active</text:p>
      <text:p text:style-name="P4">Fire</text:p>
      <text:p text:style-name="P5">Cost: </text:p>
      <text:p text:style-name="P5">Description: Temporarily reduces the target’s physical attack</text:p>
      <text:p text:style-name="P5">Range: 2 tiles</text:p>
      <text:p text:style-name="P4">Shock</text:p>
      <text:p text:style-name="P5">Cost: </text:p>
      <text:p text:style-name="P5">Description: Temporarily reduces the target’s physical defense</text:p>
      <text:p text:style-name="P5">Range: 2 tiles</text:p>
      <text:p text:style-name="P4">Freeze</text:p>
      <text:p text:style-name="P5">Cost: </text:p>
      <text:p text:style-name="P5">Description: Temporarily reduces the target’s magic attack</text:p>
      <text:p text:style-name="P5">Range: 2 tiles</text:p>
      <text:p text:style-name="P4">Flare</text:p>
      <text:p text:style-name="P5">Cost: </text:p>
      <text:p text:style-name="P5">Description: Temporarily reduces the target’s magic defense</text:p>
      <text:p text:style-name="P5">Range: 2 tiles</text:p>
      <text:p text:style-name="P4">Thunder</text:p>
      <text:p text:style-name="P5">Cost: </text:p>
      <text:p text:style-name="P5">Description: All allies adjacent to target attack</text:p>
      <text:p text:style-name="P5">Range: 2 tiles</text:p>
      <text:p text:style-name="P4">Blizzard</text:p>
      <text:p text:style-name="P5">Cost: </text:p>
      <text:p text:style-name="P5">Description: Nearby allies gain a temporary attack boost</text:p>
      <text:p text:style-name="P5">Range: 2 tiles</text:p>
      <text:p text:style-name="P4">Poison</text:p>
      <text:p text:style-name="P5">Cost: </text:p>
      <text:p text:style-name="P5">Description: Chance to poison an enemy</text:p>
      <text:p text:style-name="P5">Range: 2 tiles</text:p>
      <text:p text:style-name="P4">Sleep</text:p>
      <text:p text:style-name="P5">Cost: </text:p>
      <text:p text:style-name="P5">Description: Chance to put an enemy to sleep</text:p>
      <text:p text:style-name="P5">Range: 2 tiles</text:p>
      <text:p text:style-name="P4">Blind</text:p>
      <text:p text:style-name="P5">Cost: </text:p>
      <text:p text:style-name="P5">Description: Chance to blind an enemy</text:p>
      <text:p text:style-name="P5">Range: 2 tiles</text:p>
      <text:p text:style-name="P4">Confuse</text:p>
      <text:p text:style-name="P5">Cost: </text:p>
      <text:p text:style-name="P5">Description: Chance to confuse an enemy</text:p>
      <text:p text:style-name="P5">Range: 2 tiles</text:p>
      <text:p text:style-name="P4">Death</text:p>
      <text:p text:style-name="P5">Cost: </text:p>
      <text:p text:style-name="P5">Description: Chance to kill an enemy unit</text:p>
      <text:p text:style-name="P4">Drain</text:p>
      <text:p text:style-name="P5">Cost: </text:p>
      <text:p text:style-name="P5">Description: Drains the enemy’s health while restoring the units’</text:p>
      <text:p text:style-name="P5">Range: 2 tiles</text:p>
      <text:p text:style-name="P4"><text:soft-page-break/>Osmose</text:p>
      <text:p text:style-name="P5">Cost: </text:p>
      <text:p text:style-name="P5">Description: Drains the enemy’s energy to restore magic points</text:p>
      <text:p text:style-name="P5">Range: 2 tiles</text:p>
      <text:p text:style-name="P5">Range: 2 tiles</text:p>
      <text:p text:style-name="P4">Meteor</text:p>
      <text:p text:style-name="P5">Cost: </text:p>
      <text:p text:style-name="P5">Description: Significant non-elemental damage to all nearby units, friendly included</text:p>
      <text:p text:style-name="P5">Range: 3 tiles</text:p>
      <text:p text:style-name="P4">Doomsday</text:p>
      <text:p text:style-name="P5">Cost: </text:p>
      <text:p text:style-name="P5">Description: Significant dark magic damage to all nearby units, friendly included</text:p>
      <text:p text:style-name="P5">Range: 3 tiles</text:p>
      <text:p text:style-name="P3">Passive</text:p>
      <text:p text:style-name="P4">Warmage</text:p>
      <text:p text:style-name="P5">Cost: </text:p>
      <text:p text:style-name="P5">Description: Significantly increases magic attack</text:p>
      <text:p text:style-name="P4"><text:span text:style-name="T3">R</text:span><text:span text:style-name="T3">estriction: Unit cannot already have </text:span><text:span text:style-name="T3">Wizard </text:span><text:span text:style-name="T3">skill</text:span></text:p>
      <text:p text:style-name="P4">Wizard</text:p>
      <text:p text:style-name="P5">Cost: </text:p>
      <text:p text:style-name="P5">Description: Significantly increases magic defense. Increases total magic points</text:p>
      <text:p text:style-name="P4"><text:span text:style-name="T3">R</text:span><text:span text:style-name="T3">estriction: Unit cannot already have </text:span><text:span text:style-name="T3">Warmage </text:span><text:span text:style-name="T3">skill</text:span></text:p>
      <text:p text:style-name="P4">Dual Cast</text:p>
      <text:p text:style-name="P5">Cost: </text:p>
      <text:p text:style-name="P5">Description: Allows the unit to cast two spells in one turn</text:p>
      <text:p text:style-name="P4">Mental Fortitude</text:p>
      <text:p text:style-name="P5">Cost: </text:p>
      <text:p text:style-name="P5">Description: Increases magic defense and resistance to status effects</text:p>
      <text:p text:style-name="P4">Blood Magic</text:p>
      <text:p text:style-name="P5">Cost: </text:p>
      <text:p text:style-name="P5">Description: Allows the user to sacrifice health to cast a spell, if magic points are not available</text:p>
      <text:p text:style-name="P4">Return Magic</text:p>
      <text:p text:style-name="P5">Cost: </text:p>
      <text:p text:style-name="P6"><text:span text:style-name="T2">Description: </text:span><text:span text:style-name="T2">Attacks back with same spell, if possible</text:span></text:p>
      <text:p text:style-name="P2"><text:span text:style-name="T1">??</text:span><text:span text:style-name="T1">Unknown??</text:span></text:p>
      <text:p text:style-name="P5">Cost:</text:p>
      <text:p text:style-name="P5">Description: Increases chances of status effect spells working</text:p>
      <text:p text:style-name="P4">Killer</text:p>
      <text:p text:style-name="P5">Cost:</text:p>
      <text:p text:style-name="P5">Description: Increases the chance of Death skill working</text:p>
      <text:p text:style-name="P9">White Mage</text:p>
      <text:p text:style-name="P3">Active</text:p>
      <text:p text:style-name="P4">Cure</text:p>
      <text:p text:style-name="P5">Cost: </text:p>
      <text:p text:style-name="P5">Description: Restores a small amountof health to target unit</text:p>
      <text:p text:style-name="P5">Range: 2 tiles</text:p>
      <text:p text:style-name="P4">Raise</text:p>
      <text:p text:style-name="P5">Cost: </text:p>
      <text:p text:style-name="P5">Description: Bring ally back to life, with 25% health</text:p>
      <text:p text:style-name="P4">Revive</text:p>
      <text:p text:style-name="P5">Cost: </text:p>
      <text:p text:style-name="P5">Description: Bring ally back to life, with full health</text:p>
      <text:p text:style-name="P4">Aura</text:p>
      <text:p text:style-name="P5">Cost: </text:p>
      <text:p text:style-name="P5">Description: Causes target ally to regain a small amount of health at the start of each turn for 3 turns</text:p>
      <text:p text:style-name="P4">Cleanse</text:p>
      <text:p text:style-name="P5">Cost: </text:p>
      <text:p text:style-name="P5">Description: Cures all status ailments</text:p>
      <text:p text:style-name="P4">Panacea</text:p>
      <text:p text:style-name="P5">Cost: </text:p>
      <text:p text:style-name="P5">Description: Cures poison</text:p>
      <text:p text:style-name="P4">Awaken</text:p>
      <text:p text:style-name="P5">Cost: </text:p>
      <text:p text:style-name="P5">Description: Cures sleep</text:p>
      <text:p text:style-name="P4">Clear</text:p>
      <text:p text:style-name="P5">Cost: </text:p>
      <text:p text:style-name="P5">Description: Cures confusion</text:p>
      <text:p text:style-name="P4">Stoneskin</text:p>
      <text:p text:style-name="P5">Cost</text:p>
      <text:p text:style-name="P5">Description: Turns a target's skin to stone, raising defense</text:p>
      <text:p text:style-name="P4">Mirror Image ???</text:p>
      <text:p text:style-name="P5">Cost:</text:p>
      <text:p text:style-name="P5">Description: Raises magic defense</text:p>
      <text:p text:style-name="P4">Angelic Wind</text:p>
      <text:p text:style-name="P5">Cost: </text:p>
      <text:p text:style-name="P5">Description: Restores a moderate amount of health to all nearby allies</text:p>
      <text:p text:style-name="P5">Range: 2 tiles</text:p>
      <text:p text:style-name="P4">Holy</text:p>
      <text:p text:style-name="P5">Cost: </text:p>
      <text:p text:style-name="P5">Description: Drains the enemy’s health while restoring the units’</text:p>
      <text:p text:style-name="P5">Range: 2 tiles</text:p>
      <text:p text:style-name="P4">Prayer</text:p>
      <text:p text:style-name="P5">Cost: </text:p>
      <text:p text:style-name="P5">Description: Restores a small amount of health and magic points</text:p>
      <text:p text:style-name="P4">Seance</text:p>
      <text:p text:style-name="P5">Cost: </text:p>
      <text:p text:style-name="P5">Description: Calls an angel to fight for your team. Limited to one angel per battle</text:p>
      <text:p text:style-name="P4">Convert</text:p>
      <text:p text:style-name="P5"><text:soft-page-break/>Cost:<text:line-break/>Description: Chance to recuit eney unit to your crew. If successful, new ally leaves the battlefield and is sent to your base</text:p>
      <text:p text:style-name="P3">Passive</text:p>
      <text:p text:style-name="P4">Cleric</text:p>
      <text:p text:style-name="P5">Cost: </text:p>
      <text:p text:style-name="P5">Description: Significantly increases effects of healing magic</text:p>
      <text:p text:style-name="P4"><text:span text:style-name="T3">R</text:span><text:span text:style-name="T3">estriction: Unit cannot already have </text:span><text:span text:style-name="T3">Angel </text:span><text:span text:style-name="T3">skill</text:span></text:p>
      <text:p text:style-name="P4">Angel</text:p>
      <text:p text:style-name="P5">Cost: </text:p>
      <text:p text:style-name="P5">Description: Significantly increases damage dealt with white magic</text:p>
      <text:p text:style-name="P4"><text:span text:style-name="T3">R</text:span><text:span text:style-name="T3">estriction: Unit cannot already have </text:span><text:span text:style-name="T3">Cleric </text:span><text:span text:style-name="T3">skill</text:span></text:p>
      <text:p text:style-name="P4">Angel’s Grace</text:p>
      <text:p text:style-name="P5">Cost: </text:p>
      <text:p text:style-name="P5">Description: Moderately increases effects of healing magic</text:p>
      <text:p text:style-name="P4">Warrior Of God</text:p>
      <text:p text:style-name="P5">Cost: </text:p>
      <text:p text:style-name="P5">Description: Icreases damage dealt with holy magic, and holy weapons</text:p>
      <text:p text:style-name="P4">Prophet</text:p>
      <text:p text:style-name="P5">Cost: </text:p>
      <text:p text:style-name="P5">Description: Increases chances of converting enemy unit</text:p>
      <text:p text:style-name="P5"/>
      <text:p text:style-name="P9">Summoner</text:p>
      <text:p text:style-name="P3">Active</text:p>
      <text:p text:style-name="P4">Summon Imp</text:p>
      <text:p text:style-name="P5">Cost: </text:p>
      <text:p text:style-name="P5">Description: Summons a small imp to fight for your team</text:p>
      <text:p text:style-name="P4">Summon Beast</text:p>
      <text:p text:style-name="P5">Cost: </text:p>
      <text:p text:style-name="P5">Description: Summons a small beast to fight for your team</text:p>
      <text:p text:style-name="P4">Summon Dragonling</text:p>
      <text:p text:style-name="P5">Cost: </text:p>
      <text:p text:style-name="P5">Description: Summons a small, young dragon to fight for your team</text:p>
      <text:p text:style-name="P4">Summon Elemental</text:p>
      <text:p text:style-name="P5">Cost: </text:p>
      <text:p text:style-name="P5">Description: Summons a medium elemental to fight for your team. Can receive bonuses or penalties from current envronment</text:p>
      <text:p text:style-name="P4">Summon Demon</text:p>
      <text:p text:style-name="P5">Cost: </text:p>
      <text:p text:style-name="P5">Description: Summons a large demon to fight for your team</text:p>
      <text:p text:style-name="P4">Summon Dragon</text:p>
      <text:p text:style-name="P5">Cost: </text:p>
      <text:p text:style-name="P5">Description: Summons a large dragon to fight for your team</text:p>
      <text:p text:style-name="P1">Summon Legend</text:p>
      <text:p text:style-name="Standard">Cost: </text:p>
      <text:p text:style-name="Standard">Description: Summons special monsters, discovered with Urban Legends skill</text:p>
      <text:p text:style-name="P3">Passive</text:p>
      <text:p text:style-name="P4">Conjurer</text:p>
      <text:p text:style-name="P5">Cost: </text:p>
      <text:p text:style-name="P5">Description: Increases number of summoned units that can be on the battlefield at one time</text:p>
      <text:p text:style-name="P4"><text:span text:style-name="T3">R</text:span><text:span text:style-name="T3">estriction: Unit cannot already have </text:span><text:span text:style-name="T3">Arcanist </text:span><text:span text:style-name="T3">skill</text:span></text:p>
      <text:p text:style-name="P4">Arcanist</text:p>
      <text:p text:style-name="P5">Cost: </text:p>
      <text:p text:style-name="P5">Description: Increases the strength of summoned units. Increases total magic points</text:p>
      <text:p text:style-name="P4"><text:span text:style-name="T3">R</text:span><text:span text:style-name="T3">estriction: Unit cannot already have </text:span><text:span text:style-name="T3">Conjurer </text:span><text:span text:style-name="T3">skill</text:span></text:p>
      <text:p text:style-name="P4">Blood Rites</text:p>
      <text:p text:style-name="P5">Cost: </text:p>
      <text:p text:style-name="P5">Description: Allows the unit to drain neaby enemy’s health to use to cast magic, instead of magic points</text:p>
      <text:p text:style-name="P4">Urban Legends</text:p>
      <text:p text:style-name="P5">Cost: </text:p>
      <text:p text:style-name="P5">Description: Allows the unit to find tomes, detailing creatures that can be summoned with Summon Legend skill</text:p>
      <text:p text:style-name="P4">Arcane Knowledge</text:p>
      <text:p text:style-name="P5">Cost: </text:p>
      <text:p text:style-name="P5">Description: Increases strength of smmoned imps</text:p>
      <text:p text:style-name="P4">Elementalist</text:p>
      <text:p text:style-name="P5">Cost: </text:p>
      <text:p text:style-name="P5">Description: Increases damage of summoned elementals</text:p>
      <text:p text:style-name="P4">Occult Lore</text:p>
      <text:p text:style-name="P5">Cost: </text:p>
      <text:p text:style-name="P5">Description: Increases the strength of summoned demons</text:p>
      <text:p text:style-name="P4"><text:soft-page-break/>Dragon Knight</text:p>
      <text:p text:style-name="P5">Cost: </text:p>
      <text:p text:style-name="P5">Description: Increases damage of summoned dragons and dragonlings</text:p>
      <text:p text:style-name="P4">Dragon Tamer</text:p>
      <text:p text:style-name="P5">Cost: </text:p>
      <text:p text:style-name="P5">Description: Allows summoned dragonlings to age and evolve to dragons after 10 turns</text:p>
      <text:p text:style-name="P5"/>
      <text:p text:style-name="P9">Thief</text:p>
      <text:p text:style-name="P3">Active</text:p>
      <text:p text:style-name="P4">Steal</text:p>
      <text:p text:style-name="P5">Cost: </text:p>
      <text:p text:style-name="P5">Description: Chance to steal an enemy’s item</text:p>
      <text:p text:style-name="P4">Throw</text:p>
      <text:p text:style-name="P5">Cost: </text:p>
      <text:p text:style-name="P5">Description: Throw an item at an enemy</text:p>
      <text:p text:style-name="P4">Pick Lock</text:p>
      <text:p text:style-name="P5">Cost: </text:p>
      <text:p text:style-name="P5">Description: Open locked doors and chests</text:p>
      <text:p text:style-name="P4">Dash</text:p>
      <text:p text:style-name="P5">Cost: </text:p>
      <text:p text:style-name="P5">Description: Move twice, but don’t attack</text:p>
      <text:p text:style-name="P3">Passive</text:p>
      <text:p text:style-name="P4">Ninja</text:p>
      <text:p text:style-name="P5">Cost: </text:p>
      <text:p text:style-name="P5">Description: Significantly increases agility and luck</text:p>
      <text:p text:style-name="P4"><text:span text:style-name="T3">R</text:span><text:span text:style-name="T3">estriction: Unit cannot already have </text:span><text:span text:style-name="T3">Bandit</text:span><text:span text:style-name="T3"> </text:span><text:span text:style-name="T3">skill</text:span></text:p>
      <text:p text:style-name="P4">Bandit</text:p>
      <text:p text:style-name="P5">Cost: </text:p>
      <text:p text:style-name="P5">Description: Significantly increases physical attack</text:p>
      <text:p text:style-name="P4"><text:span text:style-name="T3">R</text:span><text:span text:style-name="T3">estriction: Unit cannot already have </text:span><text:span text:style-name="T3">Ninja</text:span><text:span text:style-name="T3"> </text:span><text:span text:style-name="T3">skill</text:span></text:p>
      <text:p text:style-name="P4">Backstab</text:p>
      <text:p text:style-name="P5">Cost: </text:p>
      <text:p text:style-name="P5">Description: Significantly increases damage when striking from behind</text:p>
      <text:p text:style-name="P4">Quick Step</text:p>
      <text:p text:style-name="P5">Cost: </text:p>
      <text:p text:style-name="P5">Description: Allows the unit to move an extra step</text:p>
      <text:p text:style-name="P4">Hide</text:p>
      <text:p text:style-name="P5">Cost: </text:p>
      <text:p text:style-name="P5">Description: Allows the unit to move onto building tiles to hide from enemies</text:p>
      <text:p text:style-name="P4">Acrobatics</text:p>
      <text:p text:style-name="P5">Cost: </text:p>
      <text:p text:style-name="P5">Description: Reduces movement penalties</text:p>
      <text:p text:style-name="P4">Espionage</text:p>
      <text:p text:style-name="P5">Cost: </text:p>
      <text:p text:style-name="P5">Description: </text:p>
      <text:p text:style-name="P4">Poisons</text:p>
      <text:p text:style-name="P5">Cost: </text:p>
      <text:p text:style-name="P5">Description: Chance of poisoning causing poison on contact</text:p>
      <text:p text:style-name="P4">Thievery</text:p>
      <text:p text:style-name="P5">Cost: </text:p>
      <text:p text:style-name="P5">Description: Increases the chance of stealing the enemy’s item</text:p>
      <text:p text:style-name="P4">Master Thief</text:p>
      <text:p text:style-name="P5">Cost: </text:p>
      <text:p text:style-name="P5">Description: Small chance to steal all of the enemy’s items</text:p>
      <text:p text:style-name="P4">Mug</text:p>
      <text:p text:style-name="P5">Cost: </text:p>
      <text:p text:style-name="P5"><text:soft-page-break/>Description: Damages an enemy while stealing from them</text:p>
      <text:p text:style-name="P4">Power Throw</text:p>
      <text:p text:style-name="P5">Cost: </text:p>
      <text:p text:style-name="P5">Description: Increases damage dealt with thrown items</text:p>
      <text:p text:style-name="P4">Lightning Strike</text:p>
      <text:p text:style-name="P5">Cost: </text:p>
      <text:p text:style-name="P5">Description: Allows the unit to attack twice in one turn</text:p>
      <text:p text:style-name="P5"/>
      <text:p text:style-name="P9">Hacker</text:p>
      <text:p text:style-name="P3">Active</text:p>
      <text:p text:style-name="P4">Deploy Drone</text:p>
      <text:p text:style-name="P5">Cost: </text:p>
      <text:p text:style-name="P5">Description: Deploys a small drone with weak attack and high movement speed</text:p>
      <text:p text:style-name="P4">Deploy Robot</text:p>
      <text:p text:style-name="P5">Cost: </text:p>
      <text:p text:style-name="P5">Description: Deploys a medium robot to fight for your team</text:p>
      <text:p text:style-name="P4">Deploy Trap</text:p>
      <text:p text:style-name="P5">Cost: </text:p>
      <text:p text:style-name="P5">Description: places a trap that harms the first enemy to walk over it</text:p>
      <text:p text:style-name="P4">Hack</text:p>
      <text:p text:style-name="P5">Cost: </text:p>
      <text:p text:style-name="P5">Description: Chance to take control of an enemy drone</text:p>
      <text:p text:style-name="P4">Electrocute</text:p>
      <text:p text:style-name="P5">Cost: </text:p>
      <text:p text:style-name="P5">Description: Deals high electric damage</text:p>
      <text:p text:style-name="P5">Requirement: Taser equipped</text:p>
      <text:p text:style-name="P4">Repair</text:p>
      <text:p text:style-name="P5">Cost: </text:p>
      <text:p text:style-name="P5">Description: Restores health to a drone</text:p>
      <text:p text:style-name="P4">Sabotage</text:p>
      <text:p text:style-name="P5">Cost: </text:p>
      <text:p text:style-name="P5">Description: Deals heavy damage to an enemy drone</text:p>
      <text:p text:style-name="P3">Passive</text:p>
      <text:p text:style-name="P4">Genius</text:p>
      <text:p text:style-name="P5">Cost: </text:p>
      <text:p text:style-name="P5">Description: Significantly increases intellect</text:p>
      <text:p text:style-name="P4"><text:span text:style-name="T3">R</text:span><text:span text:style-name="T3">estriction: Unit cannot already have </text:span><text:span text:style-name="T3">Shocktroop </text:span><text:span text:style-name="T3">skill</text:span></text:p>
      <text:p text:style-name="P4">Shocktroop</text:p>
      <text:p text:style-name="P5">Cost: </text:p>
      <text:p text:style-name="P5">Description: Significantly increases elecrical damage</text:p>
      <text:p text:style-name="P4"><text:span text:style-name="T3">R</text:span><text:span text:style-name="T3">estriction: Unit cannot already have </text:span><text:span text:style-name="T3">Genius</text:span><text:span text:style-name="T3"> </text:span><text:span text:style-name="T3">skill</text:span></text:p>
      <text:p text:style-name="P4">Extra Batteries</text:p>
      <text:p text:style-name="P5">Cost: </text:p>
      <text:p text:style-name="P5">Description: Improves energy recharge rate </text:p>
      <text:p text:style-name="P4">Cybernetics</text:p>
      <text:p text:style-name="P5">Cost: </text:p>
      <text:p text:style-name="P5">Description: Turn all attacks into electric attacks</text:p>
      <text:p text:style-name="P4">Advanced Technology</text:p>
      <text:p text:style-name="P5">Cost: </text:p>
      <text:p text:style-name="P5">Description: Boosts the stats of deployed drones and robots</text:p>
      <text:p text:style-name="P4">Spare Parts</text:p>
      <text:p text:style-name="P5">Cost: </text:p>
      <text:p text:style-name="P6"><text:span text:style-name="T2">Description: </text:span><text:span text:style-name="T2">Increases electrical damage</text:span></text:p>
      <text:p text:style-name="P9">Archer</text:p>
      <text:p text:style-name="P3">Active</text:p>
      <text:p text:style-name="P4">Rapid Fire</text:p>
      <text:p text:style-name="P5">Cost: </text:p>
      <text:p text:style-name="P5">Description: Use stamina to attack twice in a turn</text:p>
      <text:p text:style-name="P3">Passive</text:p>
      <text:p text:style-name="P4">Hunter</text:p>
      <text:p text:style-name="P5">Cost: </text:p>
      <text:p text:style-name="P5">Description: Significantly increases agility and luck</text:p>
      <text:p text:style-name="P4"><text:span text:style-name="T3">R</text:span><text:span text:style-name="T3">estriction: Unit cannot already have </text:span><text:span text:style-name="T3">Bandit</text:span><text:span text:style-name="T3"> </text:span><text:span text:style-name="T3">skill</text:span></text:p>
      <text:p text:style-name="P4">Sniper</text:p>
      <text:p text:style-name="P5">Cost: </text:p>
      <text:p text:style-name="P5">Description: Significantly increases critical hit rate</text:p>
      <text:p text:style-name="P4"><text:span text:style-name="T3">R</text:span><text:span text:style-name="T3">estriction: Unit cannot already have </text:span><text:span text:style-name="T3">Ninja</text:span><text:span text:style-name="T3"> </text:span><text:span text:style-name="T3">skill</text:span></text:p>
      <text:p text:style-name="P4">Keen Eye</text:p>
      <text:p text:style-name="P5">Cost: </text:p>
      <text:p text:style-name="P5">Description: Increases accuracy</text:p>
      <text:p text:style-name="P4">Quick Draw</text:p>
      <text:p text:style-name="P5">Cost: </text:p>
      <text:p text:style-name="P5">Description: Increases damage against other archers</text:p>
      <text:p text:style-name="P4">Sharpshooter</text:p>
      <text:p text:style-name="P5">Cost: </text:p>
      <text:p text:style-name="P5">Description: Increases critical hit rate</text:p>
      <text:p text:style-name="P4">Aerodynamics</text:p>
      <text:p text:style-name="P5">Cost: </text:p>
      <text:p text:style-name="P5">Description: Increases attack range</text:p>
      <text:p text:style-name="P4">Archery</text:p>
      <text:p text:style-name="P5">Cost: </text:p>
      <text:p text:style-name="P5">Description: Improves damage dealt with bows</text:p>
      <text:p text:style-name="P4">Close Encounters</text:p>
      <text:p text:style-name="P5">Cost: </text:p>
      <text:p text:style-name="P5">Description: Allows archers to counter melee attacks</text:p>
      <text:p text:style-name="P5">Requirement: Counter skill</text:p>
      <text:p text:style-name="P4">Light Foot</text:p>
      <text:p text:style-name="P5">Cost: </text:p>
      <text:p text:style-name="P6"><text:span text:style-name="T2">Description: </text:span><text:span text:style-name="T2">Increases movement speed</text:span></text:p>
      <text:p text:style-name="P9">Wisdom</text:p>
      <text:p text:style-name="P3">Active</text:p>
      <text:p text:style-name="P4">Use Item</text:p>
      <text:p text:style-name="P5">Cost: </text:p>
      <text:p text:style-name="P5">Description: Use an item on an ally</text:p>
      <text:p text:style-name="P4">Create Item</text:p>
      <text:p text:style-name="P5">Cost: </text:p>
      <text:p text:style-name="P5">Description: Create items to use with Use Item and Drug</text:p>
      <text:p text:style-name="P4">Drug</text:p>
      <text:p text:style-name="P5">Cost: </text:p>
      <text:p text:style-name="P5">Description: Use an item to damage an enemy</text:p>
      <text:p text:style-name="P4">Treatment</text:p>
      <text:p text:style-name="P5">Cost: </text:p>
      <text:p text:style-name="P5">Description: Heal a small amount of health without using an item</text:p>
      <text:p text:style-name="P4">Forage</text:p>
      <text:p text:style-name="P5">Cost: </text:p>
      <text:p text:style-name="P5">Description: Find materials to use in Create Item</text:p>
      <text:p text:style-name="P3">Passive</text:p>
      <text:p text:style-name="P4">Alchemist</text:p>
      <text:p text:style-name="P5">Cost: </text:p>
      <text:p text:style-name="P5">Description: Triples the amount of items created with Create Item</text:p>
      <text:p text:style-name="P4"><text:span text:style-name="T3">R</text:span><text:span text:style-name="T3">estriction: Unit cannot already have </text:span><text:span text:style-name="T3">Tinker</text:span><text:span text:style-name="T3"> </text:span><text:span text:style-name="T3">skill</text:span></text:p>
      <text:p text:style-name="P4">Tinker</text:p>
      <text:p text:style-name="P5">Cost: </text:p>
      <text:p text:style-name="P5">Description: Allows the wisdom to create equipment</text:p>
      <text:p text:style-name="P4"><text:span text:style-name="T3">R</text:span><text:span text:style-name="T3">estriction: Unit cannot already have </text:span><text:span text:style-name="T3">Alchemist</text:span><text:span text:style-name="T3"> </text:span><text:span text:style-name="T3">skill</text:span></text:p>
      <text:p text:style-name="P4">Efficiency</text:p>
      <text:p text:style-name="P5">Cost: </text:p>
      <text:p text:style-name="P5">Description: Reduces the amount of materials needed to make items</text:p>
      <text:p text:style-name="P4">Quick hands</text:p>
      <text:p text:style-name="P5">Cost: </text:p>
      <text:p text:style-name="P5">Description: Allows the Wisdom to use two abilites each turn</text:p>
      <text:p text:style-name="P4">Surplus</text:p>
      <text:p text:style-name="P5">Cost: </text:p>
      <text:p text:style-name="P5">Description: Create Item creates an additional item</text:p>
      <text:p text:style-name="P4">Biomedicine</text:p>
      <text:p text:style-name="P5">Cost: </text:p>
      <text:p text:style-name="P5">Description: Increases the effectiveness of healing items</text:p>
      <text:p text:style-name="P4">Botany</text:p>
      <text:p text:style-name="P5">Cost: </text:p>
      <text:p text:style-name="P5">Description: Allows the wisdom to use raw materials to heal allies</text:p>
      <text:p text:style-name="P5"/>
      <text:p text:style-name="P9">Joker</text:p>
      <text:p text:style-name="P3">Active</text:p>
      <text:p text:style-name="P4">Random</text:p>
      <text:p text:style-name="P5">Cost: </text:p>
      <text:p text:style-name="P5">Description: Use a random move that has been unlocked by an ally. Intended target can be chosen, but actual target is random.Target's distance affects chances of melee/ranged. Target's alliance affects chance of offence/defence. Use Item, Create Item, and Drug are not available.</text:p>
      <text:p text:style-name="P3">Passive</text:p>
      <text:p text:style-name="P4">Trickster</text:p>
      <text:p text:style-name="P5">Cost: </text:p>
      <text:p text:style-name="P5">Description: Random costs less and can be used ??Unknown?? times. Status changers have a higher chance of being selected.</text:p>
      <text:p text:style-name="P5">Restriction: Unit cannot already have Anarchist skill</text:p>
      <text:p text:style-name="P4">Anarchist</text:p>
      <text:p text:style-name="P5">Cost: </text:p>
      <text:p text:style-name="P5">Description: The effects of Random are amplified. Random must be used each turn. Ally/enemy and target distance have higher effect on chances.</text:p>
      <text:p text:style-name="P5">Restriction: Unit cannot already have Trickster skill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in" fo:margin-right="0in" fo:margin-top="0.1665in" fo:margin-bottom="0.0835in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31T00:47:19.859407290</meta:creation-date>
    <dc:date>2017-08-29T21:50:25.26</dc:date>
    <meta:editing-duration>P4DT23H33M15S</meta:editing-duration>
    <meta:editing-cycles>9</meta:editing-cycles>
    <meta:generator>OpenOffice/4.1.3$Win32 OpenOffice.org_project/413m1$Build-9783</meta:generator>
    <meta:document-statistic meta:table-count="0" meta:image-count="0" meta:object-count="0" meta:page-count="16" meta:paragraph-count="561" meta:word-count="1980" meta:character-count="13354"/>
  </office:meta>
</office:document-meta>
</file>